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image/gif" manifest:full-path="Pictures/10000000000000DA0000004772B1901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514cm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0c0c0" draw:fill-gradient-name="Gradient_20_8" draw:fill-hatch-name="Hatch_20_1" draw:fill-image-name="Bitmape_20_2" draw:fill-image-width="1cm" draw:fill-image-height="1cm" draw:shadow="hidden" draw:shadow-offset-x="0.3cm" draw:shadow-offset-y="0.3cm" draw:shadow-color="#808080"/>
    </style:style>
    <style:style style:name="gr4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1" draw:fill-image-name="Bitmape_20_2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5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8" draw:fill-hatch-name="Hatch_20_1" draw:fill-image-name="Bitmape_20_2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6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shadow="hidden" draw:shadow-offset-x="0.3cm" draw:shadow-offset-y="0.3cm" draw:shadow-color="#808080"/>
    </style:style>
    <style:style style:name="gr7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textarea-horizontal-align="center" draw:textarea-vertical-align="middle" draw:shadow="hidden" draw:shadow-offset-x="0.3cm" draw:shadow-offset-y="0.3cm" draw:shadow-color="#808080"/>
    </style:style>
    <style:style style:name="gr8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1" draw:fill-image-name="Bitmape_20_2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9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1" draw:fill-image-name="Bitmape_20_2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10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textarea-horizontal-align="center" draw:textarea-vertical-align="middle" draw:shadow="hidden" draw:shadow-offset-x="0.3cm" draw:shadow-offset-y="0.3cm" draw:shadow-color="#808080"/>
    </style:style>
    <style:style style:name="gr11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="Pfeil" draw:marker-end-width="0.25cm" draw:marker-end-center="false" draw:fill="solid" draw:fill-color="#00b8ff" draw:fill-gradient-name="Gradient_20_8" draw:fill-hatch-name="Hatch_20_1" draw:fill-image-name="Bitmape_20_2" draw:shadow="hidden" draw:shadow-offset-x="0.3cm" draw:shadow-offset-y="0.3cm" draw:shadow-color="#808080"/>
    </style:style>
    <style:style style:name="gr12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="Pfeil" draw:marker-end-width="0.25cm" draw:marker-end-center="false" draw:fill="solid" draw:fill-color="#00b8ff" draw:fill-gradient-name="Gradient_20_8" draw:fill-hatch-name="Hatch_20_1" draw:fill-image-name="Bitmape_20_2" draw:shadow="hidden" draw:shadow-offset-x="0.3cm" draw:shadow-offset-y="0.3cm" draw:shadow-color="#808080"/>
    </style:style>
    <style:style style:name="gr13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="Pfeil" draw:marker-end-width="0.25cm" draw:marker-end-center="false" draw:fill="solid" draw:fill-color="#00b8ff" draw:fill-gradient-name="Gradient_20_8" draw:fill-hatch-name="Hatch_20_1" draw:fill-image-name="Bitmape_20_2" draw:shadow="hidden" draw:shadow-offset-x="0.3cm" draw:shadow-offset-y="0.3cm" draw:shadow-color="#808080"/>
    </style:style>
    <style:style style:name="gr14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="Pfeil" draw:marker-end-width="0.25cm" draw:marker-end-center="false" draw:fill="solid" draw:fill-color="#00b8ff" draw:fill-gradient-name="Gradient_20_8" draw:fill-hatch-name="Hatch_20_1" draw:fill-image-name="Bitmape_20_2" draw:shadow="hidden" draw:shadow-offset-x="0.3cm" draw:shadow-offset-y="0.3cm" draw:shadow-color="#808080"/>
    </style:style>
    <style:style style:name="gr15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="Pfeil" draw:marker-end-width="0.25cm" draw:marker-end-center="false" draw:fill="solid" draw:fill-color="#00b8ff" draw:fill-gradient-name="Gradient_20_8" draw:fill-hatch-name="Hatch_20_1" draw:fill-image-name="Bitmape_20_2" draw:shadow="hidden" draw:shadow-offset-x="0.3cm" draw:shadow-offset-y="0.3cm" draw:shadow-color="#808080"/>
    </style:style>
    <style:style style:name="gr16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shadow="hidden" draw:shadow-offset-x="0.3cm" draw:shadow-offset-y="0.3cm" draw:shadow-color="#808080"/>
    </style:style>
    <style:style style:name="gr17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18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19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shadow="hidden" draw:shadow-offset-x="0.3cm" draw:shadow-offset-y="0.3cm" draw:shadow-color="#808080"/>
    </style:style>
    <style:style style:name="gr20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21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shadow="hidden" draw:shadow-offset-x="0.3cm" draw:shadow-offset-y="0.3cm" draw:shadow-color="#808080"/>
    </style:style>
    <style:style style:name="gr22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textarea-horizontal-align="center" draw:textarea-vertical-align="middle" draw:shadow="hidden" draw:shadow-offset-x="0.3cm" draw:shadow-offset-y="0.3cm" draw:shadow-color="#808080"/>
    </style:style>
    <style:style style:name="gr23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00b8ff" draw:fill-gradient-name="Gradient_20_8" draw:fill-hatch-name="Hatch_20_1" draw:fill-image-name="Bitmape_20_2" draw:textarea-horizontal-align="center" draw:textarea-vertical-align="middle" draw:shadow="hidden" draw:shadow-offset-x="0.3cm" draw:shadow-offset-y="0.3cm" draw:shadow-color="#808080"/>
    </style:style>
    <style:style style:name="gr24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="Pfeil" draw:marker-end-width="0.25cm" draw:marker-end-center="false" draw:fill="solid" draw:fill-color="#00b8ff" draw:fill-gradient-name="Gradient_20_8" draw:fill-hatch-name="Hatch_20_1" draw:fill-image-name="Bitmape_20_2" draw:shadow="hidden" draw:shadow-offset-x="0.3cm" draw:shadow-offset-y="0.3cm" draw:shadow-color="#808080"/>
    </style:style>
    <style:style style:name="gr25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="Pfeil" draw:marker-end-width="0.25cm" draw:marker-end-center="false" draw:fill="solid" draw:fill-color="#00b8ff" draw:fill-gradient-name="Gradient_20_8" draw:fill-hatch-name="Hatch_20_1" draw:fill-image-name="Bitmape_20_2" draw:shadow="hidden" draw:shadow-offset-x="0.3cm" draw:shadow-offset-y="0.3cm" draw:shadow-color="#808080"/>
    </style:style>
    <style:style style:name="gr26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shadow="hidden" draw:shadow-offset-x="0.3cm" draw:shadow-offset-y="0.3cm" draw:shadow-color="#808080"/>
    </style:style>
    <style:style style:name="gr27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28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29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shadow="hidden" draw:shadow-offset-x="0.3cm" draw:shadow-offset-y="0.3cm" draw:shadow-color="#808080"/>
    </style:style>
    <style:style style:name="gr30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31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shadow="hidden" draw:shadow-offset-x="0.3cm" draw:shadow-offset-y="0.3cm" draw:shadow-color="#808080"/>
    </style:style>
    <style:style style:name="gr32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textarea-horizontal-align="center" draw:textarea-vertical-align="middle" draw:shadow="hidden" draw:shadow-offset-x="0.3cm" draw:shadow-offset-y="0.3cm" draw:shadow-color="#808080"/>
    </style:style>
    <style:style style:name="gr33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shadow="hidden" draw:shadow-offset-x="0.3cm" draw:shadow-offset-y="0.3cm" draw:shadow-color="#808080"/>
    </style:style>
    <style:style style:name="gr34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35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="Pfeil" draw:marker-end-width="0.25cm" draw:marker-end-center="false" draw:fill="solid" draw:fill-color="#00b8ff" draw:fill-gradient-name="Gradient_20_8" draw:fill-hatch-name="Hatch_20_1" draw:fill-image-name="Bitmape_20_2" draw:shadow="hidden" draw:shadow-offset-x="0.3cm" draw:shadow-offset-y="0.3cm" draw:shadow-color="#808080"/>
    </style:style>
    <style:style style:name="gr36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shadow="hidden" draw:shadow-offset-x="0.3cm" draw:shadow-offset-y="0.3cm" draw:shadow-color="#808080"/>
    </style:style>
    <style:style style:name="gr37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shadow="hidden" draw:shadow-offset-x="0.3cm" draw:shadow-offset-y="0.3cm" draw:shadow-color="#808080"/>
    </style:style>
    <style:style style:name="gr38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8" draw:fill-hatch-name="Hatch_20_1" draw:fill-image-name="Bitmape_20_2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gr39" style:family="graphic" style:parent-style-name="standard" style:list-style-name="L5">
      <style:graphic-properties draw:stroke="solid" draw:stroke-dash="Dash_20_2" svg:stroke-width="0cm" svg:stroke-color="#000000" draw:marker-start-width="0.3cm" draw:marker-start-center="false" draw:marker-end="Pfeil" draw:marker-end-width="0.25cm" draw:marker-end-center="false" draw:fill="solid" draw:fill-color="#00b8ff" draw:fill-gradient-name="Gradient_20_8" draw:fill-hatch-name="Hatch_20_1" draw:fill-image-name="Bitmape_20_2" draw:shadow="hidden" draw:shadow-offset-x="0.3cm" draw:shadow-offset-y="0.3cm" draw:shadow-color="#808080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stroke="dash" draw:stroke-dash="Fein_20_gepunktet" draw:textarea-horizontal-align="center" draw:textarea-vertical-align="middle"/>
    </style:style>
    <style:style style:name="gr42" style:family="graphic" style:parent-style-name="standard">
      <style:graphic-properties draw:fill="solid" draw:fill-color="#000000" draw:textarea-horizontal-align="center" draw:textarea-vertical-align="middle"/>
    </style:style>
    <style:style style:name="pr1" style:family="presentation" style:parent-style-name="Presentation-color-v10-title" style:list-style-name="L2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fill="none" draw:fill-color="#ffff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3.77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2" style:family="presentation" style:parent-style-name="Presentation-color-v10-notes">
      <style:graphic-properties draw:fill-color="#ffffff" draw:auto-grow-height="true" fo:min-height="10.629cm"/>
    </style:style>
    <style:style style:name="pr3" style:family="presentation" style:parent-style-name="Presentation-color-v10-title">
      <style:graphic-properties draw:fill-color="#ffffff" draw:auto-grow-height="true" fo:min-height="4.386cm"/>
    </style:style>
    <style:style style:name="pr4" style:family="presentation" style:parent-style-name="Presentation-color-v10-outline1">
      <style:graphic-properties draw:stroke="none" draw:fill="none" draw:fill-color="#ffffff" draw:auto-grow-height="true" fo:min-height="11.99cm"/>
    </style:style>
    <style:style style:name="pr5" style:family="presentation" style:parent-style-name="Presentation-color-v10-outline1">
      <style:graphic-properties draw:stroke="none" draw:fill="none" draw:fill-color="#ffffff" draw:auto-grow-height="true" fo:min-height="2.213cm"/>
    </style:style>
    <style:style style:name="pr6" style:family="presentation" style:parent-style-name="Presentation-color-v10-title">
      <style:graphic-properties draw:fill-color="#ffffff" draw:auto-grow-height="true" fo:min-height="2.403cm"/>
    </style:style>
    <style:style style:name="pr7" style:family="presentation" style:parent-style-name="Presentation-color-v10-notes">
      <style:graphic-properties draw:fill-color="#ffffff" fo:min-height="10.629cm"/>
    </style:style>
    <style:style style:name="P1" style:family="paragraph">
      <style:paragraph-properties fo:margin-left="0cm" fo:margin-right="0cm" fo:margin-top="0.127cm" fo:margin-bottom="0.127cm" fo:line-height="100%" fo:text-indent="0cm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.127cm" fo:margin-bottom="0.127cm" fo:line-height="100%" fo:text-align="start" text:enable-numbering="false" fo:text-indent="0cm">
        <style:tab-stops/>
      </style:paragraph-properties>
      <style:text-properties fo:color="#ffff66" style:text-outline="false" style:text-line-through-style="none" style:text-position="0% 100%" fo:font-family="SunSans-Demi" style:font-pitch="variable" fo:font-size="50pt" fo:letter-spacing="normal" fo:font-style="normal" fo:text-shadow="none" style:text-underline-style="none" fo:font-weight="normal" style:text-underline-mode="continuous" style:text-line-through-mode="continuous" style:letter-kerning="false" style:text-scale="0%" fo:hyphenate="false"/>
    </style:style>
    <style:style style:name="P3" style:family="paragraph">
      <style:paragraph-properties fo:margin-left="0cm" fo:margin-right="0cm" fo:margin-top="0.227cm" fo:margin-bottom="0.127cm" fo:text-indent="0cm"/>
    </style:style>
    <style:style style:name="P4" style:family="paragraph">
      <style:text-properties fo:color="#ffffff" fo:font-family="SunSans-Demi" style:font-pitch="variabl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127cm" fo:margin-bottom="0.127cm" fo:line-height="100%" fo:text-align="start" fo:text-indent="0cm">
        <style:tab-stops/>
      </style:paragraph-properties>
    </style:style>
    <style:style style:name="P7" style:family="paragraph">
      <style:paragraph-properties fo:margin-left="1.4cm" fo:margin-right="0cm" fo:text-indent="-1.2cm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normal"/>
    </style:style>
    <style:style style:name="P11" style:family="paragraph"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SunSans-Regular" style:font-style-name="Regular" style:font-pitch="variable" fo:font-size="10pt" fo:font-style="normal" fo:text-shadow="none" style:text-underline-style="none" fo:font-weight="normal"/>
    </style:style>
    <style:style style:name="P12" style:family="paragraph">
      <style:text-properties fo:font-family="SunSans-Regular" style:font-style-name="Regular" style:font-pitch="variable" fo:font-size="18pt"/>
    </style:style>
    <style:style style:name="P13" style:family="paragraph">
      <style:text-properties fo:font-family="SunSans-Regular" style:font-style-name="Regular" style:font-pitch="variable"/>
    </style:style>
    <style:style style:name="P14" style:family="paragraph">
      <style:paragraph-properties fo:margin-left="0cm" fo:margin-right="0cm" fo:text-indent="0cm"/>
      <style:text-properties fo:font-size="14pt"/>
    </style:style>
    <style:style style:name="P15" style:family="paragraph">
      <style:paragraph-properties fo:margin-left="2.2cm" fo:margin-right="0cm" fo:margin-top="0cm" fo:margin-bottom="0.406cm" fo:text-indent="-1.2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text-align="center"/>
      <style:text-properties fo:color="#ffcf03" fo:font-family="SunSans-Demi" style:font-pitch="variable" fo:font-size="36pt"/>
    </style:style>
    <style:style style:name="P18" style:family="paragraph">
      <style:text-properties fo:color="#ffcf03" fo:font-family="SunSans-Demi" style:font-pitch="variable" fo:font-size="22pt"/>
    </style:style>
    <style:style style:name="T1" style:family="text">
      <style:text-properties style:text-position="0% 100%" fo:letter-spacing="normal" style:text-underline-mode="continuous" style:text-line-through-mode="continuous" style:letter-kerning="false" style:text-scale="0%"/>
    </style:style>
    <style:style style:name="T2" style:family="text">
      <style:text-properties fo:color="#ffffff" fo:font-family="SunSans-Demi" style:font-pitch="variable" fo:font-size="34pt"/>
    </style:style>
    <style:style style:name="T3" style:family="text">
      <style:text-properties fo:color="#ffffff" fo:font-family="SunSans-Demi" style:font-pitch="variable" fo:font-size="28pt"/>
    </style:style>
    <style:style style:name="T4" style:family="text">
      <style:text-properties fo:font-size="14pt"/>
    </style:style>
    <style:style style:name="T5" style:family="text">
      <style:text-properties fo:font-family="SunSans-Regular" style:font-style-name="Regular" style:font-pitch="variable" fo:font-size="10pt"/>
    </style:style>
    <style:style style:name="T6" style:family="text">
      <style:text-properties fo:font-family="SunSans-Regular" style:font-style-name="Regular" style:font-pitch="variable" fo:font-size="18pt"/>
    </style:style>
    <style:style style:name="T7" style:family="text">
      <style:text-properties fo:font-size="28pt"/>
    </style:style>
    <style:style style:name="T8" style:family="text">
      <style:text-properties style:text-position="super 58%" fo:font-size="28pt"/>
    </style:style>
    <style:style style:name="T9" style:family="text">
      <style:text-properties style:text-position="21% 58%" fo:font-size="14pt"/>
    </style:style>
    <style:style style:name="T10" style:family="text">
      <style:text-properties fo:color="#ffcf03" fo:font-family="SunSans-Demi" style:font-pitch="variable" fo:font-size="36pt"/>
    </style:style>
    <style:style style:name="T11" style:family="text">
      <style:text-properties fo:color="#ffcf03" fo:font-family="SunSans-Demi" style:font-pitch="variable" fo:font-size="2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2cm" text:min-label-width="1.2cm"/>
        <style:text-properties fo:font-family="SunSans-Demi" style:font-style-name="Regular" style:font-family-generic="swiss" style:font-pitch="variable" fo:color="#ffff66" fo:font-size="100%"/>
      </text:list-level-style-bullet>
      <text:list-level-style-bullet text:level="2" text:bullet-char="–">
        <style:list-level-properties text:space-before="1cm" text:min-label-width="1.2cm"/>
        <style:text-properties fo:font-family="SunSans-Demi" style:font-style-name="Regular" style:font-family-generic="swiss" style:font-pitch="variable" fo:color="#ffff66" fo:font-size="75%"/>
      </text:list-level-style-bullet>
      <text:list-level-style-bullet text:level="3" text:bullet-char="–">
        <style:list-level-properties text:space-before="1.8cm" text:min-label-width="1.2cm"/>
        <style:text-properties fo:font-family="SunSans-Demi" style:font-style-name="Regular" style:font-family-generic="swiss" style:font-pitch="variable" fo:color="#ffff66" fo:font-size="75%"/>
      </text:list-level-style-bullet>
      <text:list-level-style-bullet text:level="4" text:bullet-char="•">
        <style:list-level-properties text:space-before="4.2cm" text:min-label-width="1.2cm"/>
        <style:text-properties fo:font-family="'Times New Roman'" style:font-style-name="Regular" style:font-family-generic="roman" style:font-pitch="variable" fo:color="#ffff66" fo:font-size="135%"/>
      </text:list-level-style-bullet>
      <text:list-level-style-bullet text:level="5" text:bullet-char="•">
        <style:list-level-properties text:space-before="5.4cm" text:min-label-width="1.2cm"/>
        <style:text-properties fo:font-family="'Times New Roman'" style:font-style-name="Regular" style:font-family-generic="roman" style:font-pitch="variable" fo:color="#ffff66" fo:font-size="135%"/>
      </text:list-level-style-bullet>
      <text:list-level-style-bullet text:level="6" text:bullet-char="•">
        <style:list-level-properties text:space-before="6.6cm" text:min-label-width="1.2cm"/>
        <style:text-properties fo:font-family="'Times New Roman'" style:font-style-name="Regular" style:font-family-generic="roman" style:font-pitch="variable" fo:color="#ffff66" fo:font-size="135%"/>
      </text:list-level-style-bullet>
      <text:list-level-style-bullet text:level="7" text:bullet-char="•">
        <style:list-level-properties text:space-before="7.8cm" text:min-label-width="1.2cm"/>
        <style:text-properties fo:font-family="'Times New Roman'" style:font-style-name="Regular" style:font-family-generic="roman" style:font-pitch="variable" fo:color="#ffff66" fo:font-size="135%"/>
      </text:list-level-style-bullet>
      <text:list-level-style-bullet text:level="8" text:bullet-char="•">
        <style:list-level-properties text:space-before="9cm" text:min-label-width="1.2cm"/>
        <style:text-properties fo:font-family="'Times New Roman'" style:font-style-name="Regular" style:font-family-generic="roman" style:font-pitch="variable" fo:color="#ffff66" fo:font-size="135%"/>
      </text:list-level-style-bullet>
      <text:list-level-style-bullet text:level="9" text:bullet-char="•">
        <style:list-level-properties text:space-before="10.2cm" text:min-label-width="1.2cm"/>
        <style:text-properties fo:font-family="'Times New Roman'" style:font-style-name="Regular" style:font-family-generic="roman" style:font-pitch="variable" fo:color="#ffff66" fo:font-size="13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esentation-color-v10">
        <office:forms form:automatic-focus="false" form:apply-design-mode="false"/>
        <draw:frame presentation:style-name="pr1" draw:text-style-name="P2" draw:layer="layout" svg:width="18.263cm" svg:height="3.771cm" svg:x="3.915cm" svg:y="3.219cm" presentation:class="title" presentation:user-transformed="true">
          <draw:text-box>
            <text:p text:style-name="P1"><text:span text:style-name="T1">Universal Content Broker</text:span><text:span text:style-name="T1"><text:line-break/></text:span><text:span text:style-name="T1">Architecture and API </text:span></text:p>
          </draw:text-box>
        </draw:frame>
        <draw:frame draw:style-name="gr1" draw:text-style-name="P4" draw:layer="layout" svg:width="12.514cm" svg:height="3.825cm" svg:x="3.971cm" svg:y="9.188cm">
          <draw:text-box>
            <text:p text:style-name="P3"><text:span text:style-name="T2">Kai Sommerfeld</text:span></text:p>
            <text:p text:style-name="P3"><text:span text:style-name="T3">Software Engineer</text:span></text:p>
            <text:p text:style-name="P3"><text:span text:style-name="T3">Sun Microsystems, Inc.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Presentation-color-v10">
        <office:forms form:automatic-focus="false" form:apply-design-mode="false"/>
        <draw:frame presentation:style-name="pr3" draw:text-style-name="P5" draw:layer="layout" svg:width="19.583cm" svg:height="4.386cm" svg:x="3.787cm" svg:y="2.824cm" presentation:class="title" presentation:user-transformed="true">
          <draw:text-box>
            <text:p text:style-name="P6">Universal Content Broker</text:p>
          </draw:text-box>
        </draw:frame>
        <draw:frame presentation:style-name="pr4" draw:text-style-name="P7" draw:layer="layout" svg:width="19.497cm" svg:height="11.99cm" svg:x="3.793cm" svg:y="6.095cm" presentation:class="outline" presentation:user-transformed="true">
          <draw:text-box>
            <text:list text:style-name="L3">
              <text:list-item>
                <text:p text:style-name="P7">Common API for accessing any kind of resource located anywhere</text:p>
              </text:list-item>
            </text:list>
            <text:list text:style-name="L3">
              <text:list-item>
                <text:p text:style-name="P7">Encapsulation of protocols used to access resources</text:p>
              </text:list-item>
            </text:list>
            <text:list text:style-name="L3">
              <text:list-item>
                <text:p text:style-name="P7">Encapsulation of attributes and functions of resourc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2" draw:text-style-name="P5" draw:layer="layout" svg:width="15.02cm" svg:height="10.629cm" svg:x="3.292cm" svg:y="13.299cm" presentation:class="notes" presentation:user-transformed="true">
            <draw:text-box>
              <text:list text:style-name="L2">
                <text:list-item>
                  <text:p text:style-name="P8"><text:span text:style-name="T4">The problem: Lots of different protocols for accessing resources</text:span></text:p>
                </text:list-item>
              </text:list>
              <text:list text:style-name="L2">
                <text:list-item>
                  <text:p text:style-name="P8"><text:span text:style-name="T4">The idea: One API to access any kind of resource located anywhere</text:span></text:p>
                </text:list-item>
              </text:list>
              <text:list text:style-name="L2">
                <text:list-item>
                  <text:p text:style-name="P8"><text:span text:style-name="T4">The way:</text:span></text:p>
                </text:list-item>
              </text:list>
              <text:list text:style-name="L2">
                <text:list-item>
                  <text:p text:style-name="P9"><text:span text:style-name="T4"><text:tab/></text:span><text:span text:style-name="T4">Hide protocol used to communicate with resources</text:span></text:p>
                </text:list-item>
              </text:list>
              <text:list text:style-name="L2">
                <text:list-item>
                  <text:p text:style-name="P9"><text:span text:style-name="T4"><text:tab/></text:span><text:span text:style-name="T4">Map functionality to predefined common commands.</text:span></text:p>
                </text:list-item>
              </text:list>
              <text:list text:style-name="L2">
                <text:list-item>
                  <text:p text:style-name="P9"><text:span text:style-name="T4"><text:tab/></text:span><text:span text:style-name="T4">Map attributes to common predefined properties.</text:span></text:p>
                </text:list-item>
              </text:list>
              <text:list text:style-name="L2">
                <text:list-item>
                  <text:p text:style-name="P8"><text:span text:style-name="T4">The technique: UNO</text:span></text:p>
                </text:list-item>
              </text:list>
            </draw:text-box>
          </draw:frame>
        </presentation:notes>
      </draw:page>
      <draw:page draw:name="page3" draw:style-name="dp1" draw:master-page-name="Presentation-color-v10">
        <office:forms form:automatic-focus="false" form:apply-design-mode="false"/>
        <draw:frame presentation:style-name="pr3" draw:text-style-name="P5" draw:layer="layout" svg:width="19.583cm" svg:height="4.386cm" svg:x="3.879cm" svg:y="2.578cm" presentation:class="title" presentation:user-transformed="true">
          <draw:text-box>
            <text:p text:style-name="P6">UCB Components</text:p>
          </draw:text-box>
        </draw:frame>
        <draw:rect draw:style-name="gr3" draw:text-style-name="P10" draw:layer="layout" svg:width="16.987cm" svg:height="9.974cm" svg:x="3.865cm" svg:y="5.936cm">
          <text:p text:style-name="P5"/>
        </draw:rect>
        <draw:ellipse draw:style-name="gr4" draw:text-style-name="P11" draw:layer="layout" svg:width="2.512cm" svg:height="1.35cm" svg:x="15.962cm" svg:y="8.348cm">
          <text:p text:style-name="P5"><text:span text:style-name="T5">IMAP UCP</text:span></text:p>
        </draw:ellipse>
        <draw:ellipse draw:style-name="gr5" draw:text-style-name="P11" draw:layer="layout" svg:width="2.831cm" svg:height="1.35cm" svg:x="12.124cm" svg:y="6.205cm">
          <text:p text:style-name="P5"><text:span text:style-name="T5">UCB</text:span></text:p>
        </draw:ellipse>
        <draw:ellipse draw:style-name="gr6" draw:text-style-name="P11" draw:layer="layout" svg:width="2.512cm" svg:height="1.35cm" svg:x="6.862cm" svg:y="11.497cm">
          <text:p text:style-name="P5"/>
        </draw:ellipse>
        <draw:ellipse draw:style-name="gr7" draw:text-style-name="P11" draw:layer="layout" svg:width="2.512cm" svg:height="1.35cm" svg:x="6.677cm" svg:y="10.676cm">
          <text:p text:style-name="P5"><text:span text:style-name="T5"><text:s/></text:span><text:span text:style-name="T5">Folder Content</text:span></text:p>
        </draw:ellipse>
        <draw:ellipse draw:style-name="gr8" draw:text-style-name="P11" draw:layer="layout" svg:width="2.512cm" svg:height="1.35cm" svg:x="8.448cm" svg:y="8.453cm">
          <text:p text:style-name="P5"><text:span text:style-name="T5">FILE UCP</text:span></text:p>
        </draw:ellipse>
        <draw:ellipse draw:style-name="gr9" draw:text-style-name="P11" draw:layer="layout" svg:width="2.512cm" svg:height="1.35cm" svg:x="12.312cm" svg:y="8.348cm">
          <text:p text:style-name="P5"><text:span text:style-name="T5">HTTP UCP</text:span></text:p>
        </draw:ellipse>
        <draw:ellipse draw:style-name="gr10" draw:text-style-name="P11" draw:layer="layout" svg:width="2.512cm" svg:height="1.35cm" svg:x="9.985cm" svg:y="10.622cm">
          <text:p text:style-name="P5"><text:span text:style-name="T5">File Content</text:span></text:p>
        </draw:ellipse>
        <draw:line draw:style-name="gr11" draw:text-style-name="P10" draw:layer="layout" svg:x1="13.554cm" svg:y1="7.581cm" svg:x2="13.554cm" svg:y2="8.401cm">
          <text:p text:style-name="P5"/>
        </draw:line>
        <draw:line draw:style-name="gr12" draw:text-style-name="P10" draw:layer="layout" svg:x1="13.21cm" svg:y1="7.554cm" svg:x2="10.168cm" svg:y2="8.56cm">
          <text:p text:style-name="P5"/>
        </draw:line>
        <draw:line draw:style-name="gr13" draw:text-style-name="P10" draw:layer="layout" svg:x1="13.925cm" svg:y1="7.501cm" svg:x2="16.967cm" svg:y2="8.375cm">
          <text:p text:style-name="P5"/>
        </draw:line>
        <draw:line draw:style-name="gr14" draw:text-style-name="P10" draw:layer="layout" svg:x1="9.558cm" svg:y1="9.803cm" svg:x2="8.104cm" svg:y2="10.702cm">
          <text:p text:style-name="P5"/>
        </draw:line>
        <draw:line draw:style-name="gr15" draw:text-style-name="P10" draw:layer="layout" svg:x1="9.955cm" svg:y1="9.803cm" svg:x2="11.067cm" svg:y2="10.623cm">
          <text:p text:style-name="P5"/>
        </draw:line>
        <draw:ellipse draw:style-name="gr16" draw:text-style-name="P11" draw:layer="layout" svg:width="2.512cm" svg:height="1.35cm" svg:x="6.757cm" svg:y="11.1cm">
          <text:p text:style-name="P5"/>
        </draw:ellipse>
        <draw:ellipse draw:style-name="gr17" draw:text-style-name="P11" draw:layer="layout" svg:width="2.512cm" svg:height="1.35cm" svg:x="6.677cm" svg:y="10.676cm">
          <text:p text:style-name="P5"><text:span text:style-name="T5"><text:s/></text:span><text:span text:style-name="T5">Folder Content</text:span></text:p>
        </draw:ellipse>
        <draw:ellipse draw:style-name="gr18" draw:text-style-name="P11" draw:layer="layout" svg:width="2.512cm" svg:height="1.35cm" svg:x="10.17cm" svg:y="11.469cm">
          <text:p text:style-name="P5"><text:span text:style-name="T5"/></text:p>
          <text:p text:style-name="P5"><text:span text:style-name="T5"/></text:p>
        </draw:ellipse>
        <draw:ellipse draw:style-name="gr19" draw:text-style-name="P11" draw:layer="layout" svg:width="2.512cm" svg:height="1.35cm" svg:x="10.039cm" svg:y="11.073cm">
          <text:p text:style-name="P5"/>
        </draw:ellipse>
        <draw:ellipse draw:style-name="gr20" draw:text-style-name="P11" draw:layer="layout" svg:width="2.512cm" svg:height="1.35cm" svg:x="9.985cm" svg:y="10.622cm">
          <text:p text:style-name="P5"><text:span text:style-name="T5">File Content</text:span></text:p>
        </draw:ellipse>
        <draw:ellipse draw:style-name="gr21" draw:text-style-name="P11" draw:layer="layout" svg:width="2.512cm" svg:height="1.35cm" svg:x="14.404cm" svg:y="11.404cm">
          <text:p text:style-name="P5"/>
        </draw:ellipse>
        <draw:ellipse draw:style-name="gr22" draw:text-style-name="P11" draw:layer="layout" svg:width="2.512cm" svg:height="1.35cm" svg:x="14.219cm" svg:y="10.583cm">
          <text:p text:style-name="P5"><text:span text:style-name="T5"><text:s/></text:span><text:span text:style-name="T5">Folder Content</text:span></text:p>
        </draw:ellipse>
        <draw:ellipse draw:style-name="gr23" draw:text-style-name="P11" draw:layer="layout" svg:width="2.512cm" svg:height="1.35cm" svg:x="17.527cm" svg:y="10.529cm">
          <text:p text:style-name="P5"><text:span text:style-name="T5">File Content</text:span></text:p>
        </draw:ellipse>
        <draw:line draw:style-name="gr24" draw:text-style-name="P10" draw:layer="layout" svg:x1="17.048cm" svg:y1="9.684cm" svg:x2="15.511cm" svg:y2="10.544cm">
          <text:p text:style-name="P5"/>
        </draw:line>
        <draw:line draw:style-name="gr25" draw:text-style-name="P10" draw:layer="layout" svg:x1="17.551cm" svg:y1="9.684cm" svg:x2="18.686cm" svg:y2="10.517cm">
          <text:p text:style-name="P5"/>
        </draw:line>
        <draw:ellipse draw:style-name="gr26" draw:text-style-name="P11" draw:layer="layout" svg:width="2.512cm" svg:height="1.35cm" svg:x="14.299cm" svg:y="11.007cm">
          <text:p text:style-name="P5"/>
        </draw:ellipse>
        <draw:ellipse draw:style-name="gr27" draw:text-style-name="P11" draw:layer="layout" svg:width="2.512cm" svg:height="1.35cm" svg:x="14.219cm" svg:y="10.583cm">
          <text:p text:style-name="P5"><text:span text:style-name="T5"><text:s/></text:span><text:span text:style-name="T5">Account Content</text:span></text:p>
        </draw:ellipse>
        <draw:ellipse draw:style-name="gr28" draw:text-style-name="P11" draw:layer="layout" svg:width="2.512cm" svg:height="1.35cm" svg:x="17.712cm" svg:y="11.376cm">
          <text:p text:style-name="P5"><text:span text:style-name="T5"/></text:p>
          <text:p text:style-name="P5"><text:span text:style-name="T5"/></text:p>
        </draw:ellipse>
        <draw:ellipse draw:style-name="gr29" draw:text-style-name="P11" draw:layer="layout" svg:width="2.512cm" svg:height="1.35cm" svg:x="17.581cm" svg:y="10.98cm">
          <text:p text:style-name="P5"/>
        </draw:ellipse>
        <draw:ellipse draw:style-name="gr30" draw:text-style-name="P11" draw:layer="layout" svg:width="2.512cm" svg:height="1.35cm" svg:x="17.527cm" svg:y="10.529cm">
          <text:p text:style-name="P5"><text:span text:style-name="T5">Message Content</text:span></text:p>
        </draw:ellipse>
        <draw:ellipse draw:style-name="gr31" draw:text-style-name="P11" draw:layer="layout" svg:width="2.512cm" svg:height="1.35cm" svg:x="16.283cm" svg:y="13.601cm">
          <text:p text:style-name="P5"/>
        </draw:ellipse>
        <draw:ellipse draw:style-name="gr32" draw:text-style-name="P11" draw:layer="layout" svg:width="2.512cm" svg:height="1.35cm" svg:x="16.098cm" svg:y="12.78cm">
          <text:p text:style-name="P5"><text:span text:style-name="T5"><text:s/></text:span><text:span text:style-name="T5">Folder Content</text:span></text:p>
        </draw:ellipse>
        <draw:ellipse draw:style-name="gr33" draw:text-style-name="P11" draw:layer="layout" svg:width="2.512cm" svg:height="1.35cm" svg:x="16.178cm" svg:y="13.204cm">
          <text:p text:style-name="P5"/>
        </draw:ellipse>
        <draw:ellipse draw:style-name="gr34" draw:text-style-name="P11" draw:layer="layout" svg:width="2.588cm" svg:height="1.35cm" svg:x="16.098cm" svg:y="12.78cm">
          <text:p text:style-name="P5"><text:span text:style-name="T5">Folder Content</text:span></text:p>
        </draw:ellipse>
        <draw:line draw:style-name="gr35" draw:text-style-name="P10" draw:layer="layout" svg:x1="17.311cm" svg:y1="9.697cm" svg:x2="17.311cm" svg:y2="12.819cm">
          <text:p text:style-name="P5"/>
        </draw:line>
        <draw:ellipse draw:style-name="gr36" draw:text-style-name="P11" draw:layer="layout" svg:width="2.512cm" svg:height="1.35cm" svg:x="12.474cm" svg:y="13.64cm">
          <text:p text:style-name="P5"/>
        </draw:ellipse>
        <draw:ellipse draw:style-name="gr37" draw:text-style-name="P11" draw:layer="layout" svg:width="2.512cm" svg:height="1.35cm" svg:x="12.369cm" svg:y="13.243cm">
          <text:p text:style-name="P5"/>
        </draw:ellipse>
        <draw:ellipse draw:style-name="gr38" draw:text-style-name="P11" draw:layer="layout" svg:width="2.614cm" svg:height="1.35cm" svg:x="12.289cm" svg:y="12.819cm">
          <text:p text:style-name="P5"><text:span text:style-name="T5">Document</text:span></text:p>
        </draw:ellipse>
        <draw:line draw:style-name="gr39" draw:text-style-name="P10" draw:layer="layout" svg:x1="13.502cm" svg:y1="9.736cm" svg:x2="13.501cm" svg:y2="12.925cm">
          <text:p text:style-name="P5"/>
        </draw:line>
        <draw:frame draw:style-name="gr40" draw:text-style-name="P12" draw:layer="layout" svg:width="1.704cm" svg:height="0.695cm" svg:x="4.293cm" svg:y="6.284cm">
          <draw:text-box>
            <text:p text:style-name="P5"><text:span text:style-name="T6">Broker</text:span></text:p>
          </draw:text-box>
        </draw:frame>
        <draw:frame draw:style-name="gr40" draw:text-style-name="P12" draw:layer="layout" svg:width="2.398cm" svg:height="0.695cm" svg:x="4.241cm" svg:y="8.533cm">
          <draw:text-box>
            <text:p text:style-name="P5"><text:span text:style-name="T6">Providers</text:span></text:p>
          </draw:text-box>
        </draw:frame>
        <draw:frame draw:style-name="gr40" draw:text-style-name="P12" draw:layer="layout" svg:width="2.305cm" svg:height="0.695cm" svg:x="4.189cm" svg:y="11.868cm">
          <draw:text-box>
            <text:p text:style-name="P5"><text:span text:style-name="T6">Contents</text:span></text:p>
          </draw:text-box>
        </draw:frame>
        <draw:line draw:style-name="gr41" draw:text-style-name="P13" draw:layer="layout" svg:x1="4.215cm" svg:y1="10.254cm" svg:x2="20.644cm" svg:y2="10.226cm">
          <text:p text:style-name="P5"/>
        </draw:line>
        <draw:line draw:style-name="gr41" draw:text-style-name="P13" draw:layer="layout" svg:x1="4.189cm" svg:y1="7.899cm" svg:x2="20.618cm" svg:y2="7.871cm">
          <text:p text:style-name="P5"/>
        </draw:lin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2" draw:text-style-name="P14" draw:layer="layout" svg:width="15.02cm" svg:height="10.629cm" svg:x="3.292cm" svg:y="13.299cm" presentation:class="notes">
            <draw:text-box>
              <text:list text:style-name="L2">
                <text:list-item>
                  <text:p text:style-name="P8"><text:span text:style-name="T4">Content (generally: Folders or Documents)</text:span></text:p>
                </text:list-item>
              </text:list>
              <text:list text:style-name="L2">
                <text:list-item>
                  <text:p text:style-name="P8"><text:span text:style-name="T4">Content Provider ( UCP)</text:span></text:p>
                </text:list-item>
              </text:list>
              <text:list text:style-name="L2">
                <text:list-item>
                  <text:p text:style-name="P8"><text:span text:style-name="T4">Content Broker (UCB)</text:span></text:p>
                </text:list-item>
              </text:list>
              <text:list text:style-name="L2">
                <text:list-item>
                  <text:p text:style-name="P5"><text:span text:style-name="T4"/></text:p>
                </text:list-item>
              </text:list>
            </draw:text-box>
          </draw:frame>
        </presentation:notes>
      </draw:page>
      <draw:page draw:name="page4" draw:style-name="dp1" draw:master-page-name="Presentation-color-v10">
        <office:forms form:automatic-focus="false" form:apply-design-mode="false"/>
        <draw:frame presentation:style-name="pr3" draw:text-style-name="P5" draw:layer="layout" svg:width="19.583cm" svg:height="4.386cm" svg:x="3.787cm" svg:y="2.517cm" presentation:class="title" presentation:user-transformed="true">
          <draw:text-box>
            <text:p text:style-name="P6">UCB Content</text:p>
          </draw:text-box>
        </draw:frame>
        <draw:frame presentation:style-name="pr4" draw:text-style-name="P7" draw:layer="layout" svg:width="19.497cm" svg:height="11.99cm" svg:x="3.762cm" svg:y="5.849cm" presentation:class="outline" presentation:user-transformed="true">
          <draw:text-box>
            <text:list text:style-name="L3">
              <text:list-item>
                <text:p text:style-name="P7">Encapsulates a resource</text:p>
              </text:list-item>
            </text:list>
            <text:list text:style-name="L3">
              <text:list-item>
                <text:p text:style-name="P7">Has a unique identifier ( URI )</text:p>
              </text:list-item>
            </text:list>
            <text:list text:style-name="L3">
              <text:list-item>
                <text:p text:style-name="P7">Owns properties</text:p>
              </text:list-item>
            </text:list>
            <text:list text:style-name="L3">
              <text:list-item>
                <text:p text:style-name="P7">Executes commands</text:p>
              </text:list-item>
            </text:list>
            <text:list text:style-name="L3">
              <text:list-item>
                <text:p text:style-name="P7">Notifies event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2" draw:text-style-name="P14" draw:layer="layout" svg:width="15.02cm" svg:height="10.629cm" svg:x="3.292cm" svg:y="13.299cm" presentation:class="notes">
            <draw:text-box>
              <text:list text:style-name="L2">
                <text:list-item>
                  <text:p text:style-name="P8"><text:span text:style-name="T4">Encapsulates data of a unique resource</text:span></text:p>
                </text:list-item>
              </text:list>
              <text:list text:style-name="L2">
                <text:list-item>
                  <text:p text:style-name="P8"><text:span text:style-name="T4">Has a unique identifier ( URI )</text:span></text:p>
                </text:list-item>
              </text:list>
              <text:list text:style-name="L2">
                <text:list-item>
                  <text:p text:style-name="P8"><text:span text:style-name="T4">Has properties ( Title, MediaType, IsFolder, ... )</text:span></text:p>
                </text:list-item>
              </text:list>
              <text:list text:style-name="L2">
                <text:list-item>
                  <text:p text:style-name="P8"><text:span text:style-name="T4">Supports a set of commands ( get/setPropertyValues, open, delete,, ... )</text:span></text:p>
                </text:list-item>
              </text:list>
              <text:list text:style-name="L2">
                <text:list-item>
                  <text:p text:style-name="P8"><text:span text:style-name="T4">Implements interfaces for notifying events ( deleted, child inserted, property value changed, ... )</text:span></text:p>
                </text:list-item>
              </text:list>
              <text:list text:style-name="L2">
                <text:list-item>
                  <text:p text:style-name="P5"><text:span text:style-name="T4"/></text:p>
                </text:list-item>
              </text:list>
            </draw:text-box>
          </draw:frame>
        </presentation:notes>
      </draw:page>
      <draw:page draw:name="page5" draw:style-name="dp1" draw:master-page-name="Presentation-color-v10">
        <office:forms form:automatic-focus="false" form:apply-design-mode="false"/>
        <draw:frame presentation:style-name="pr3" draw:text-style-name="P5" draw:layer="layout" svg:width="19.583cm" svg:height="4.386cm" svg:x="3.848cm" svg:y="2.857cm" presentation:class="title" presentation:user-transformed="true">
          <draw:text-box>
            <text:p text:style-name="P6">Core Interfaces ( Content )</text:p>
          </draw:text-box>
        </draw:frame>
        <draw:frame presentation:style-name="pr4" draw:text-style-name="P7" draw:layer="layout" svg:width="19.497cm" svg:height="11.99cm" svg:x="3.792cm" svg:y="5.287cm" presentation:class="outline" presentation:user-transformed="true">
          <draw:text-box>
            <text:list text:style-name="L3">
              <text:list-item>
                <text:p text:style-name="P7">XContent</text:p>
              </text:list-item>
            </text:list>
            <text:list text:style-name="L3">
              <text:list-item>
                <text:p text:style-name="P7">XCommandProcessor</text:p>
              </text:list-item>
            </text:list>
            <text:list text:style-name="L3">
              <text:list-item>
                <text:p text:style-name="P7">XPropertyContainer</text:p>
              </text:list-item>
            </text:list>
            <text:list text:style-name="L3">
              <text:list-item>
                <text:p text:style-name="P7">XPropertiesChangeNotifier</text:p>
              </text:list-item>
            </text:list>
            <text:list text:style-name="L3">
              <text:list-item>
                <text:p text:style-name="P7">XChild ( optional )</text:p>
              </text:list-item>
            </text:list>
            <text:list text:style-name="L3">
              <text:list-item>
                <text:p text:style-name="P7">XContentCreator ( optional 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2" draw:text-style-name="P14" draw:layer="layout" svg:width="15.02cm" svg:height="10.629cm" svg:x="3.292cm" svg:y="13.299cm" presentation:class="notes" presentation:user-transformed="true">
            <draw:text-box>
              <text:list text:style-name="L2">
                <text:list-item>
                  <text:p text:style-name="P8"><text:span text:style-name="T4">XContent : Access to Identifier and Content Type, notifies content events ( deleted, child inserted, ... )</text:span></text:p>
                </text:list-item>
              </text:list>
              <text:list text:style-name="L2">
                <text:list-item>
                  <text:p text:style-name="P8"><text:span text:style-name="T4">XCommandProcessor : command execution ( incl. Property support )</text:span></text:p>
                </text:list-item>
              </text:list>
              <text:list text:style-name="L2">
                <text:list-item>
                  <text:p text:style-name="P8"><text:span text:style-name="T4">XPropertyContainer : add/remove user defined properties at runtime!</text:span></text:p>
                </text:list-item>
              </text:list>
              <text:list text:style-name="L2">
                <text:list-item>
                  <text:p text:style-name="P8"><text:span text:style-name="T4">XPropertiesChangeNotifier : notifies changes of property values</text:span></text:p>
                </text:list-item>
              </text:list>
              <text:list text:style-name="L2">
                <text:list-item>
                  <text:p text:style-name="P8"><text:span text:style-name="T4">XChild : access to parent content ( optional )</text:span></text:p>
                </text:list-item>
              </text:list>
              <text:list text:style-name="L2">
                <text:list-item>
                  <text:p text:style-name="P8"><text:span text:style-name="T4">XContentCreator : create a new resource ( i.e. A follder in th elocal file system , optional )</text:span></text:p>
                </text:list-item>
              </text:list>
              <text:list text:style-name="L2">
                <text:list-item>
                  <text:p text:style-name="P5"><text:span text:style-name="T4"/></text:p>
                </text:list-item>
              </text:list>
            </draw:text-box>
          </draw:frame>
        </presentation:notes>
      </draw:page>
      <draw:page draw:name="page6" draw:style-name="dp1" draw:master-page-name="Presentation-color-v10">
        <office:forms form:automatic-focus="false" form:apply-design-mode="false"/>
        <draw:frame presentation:style-name="pr3" draw:text-style-name="P5" draw:layer="layout" svg:width="19.583cm" svg:height="4.386cm" svg:x="3.818cm" svg:y="2.641cm" presentation:class="title" presentation:user-transformed="true">
          <draw:text-box>
            <text:p text:style-name="P6">Content Provider ( UCP )</text:p>
          </draw:text-box>
        </draw:frame>
        <draw:frame presentation:style-name="pr5" draw:text-style-name="P7" draw:layer="layout" svg:width="19.497cm" svg:height="2.213cm" svg:x="3.731cm" svg:y="5.71cm" presentation:class="outline" presentation:user-transformed="true">
          <draw:text-box>
            <text:list text:style-name="L3">
              <text:list-item>
                <text:p text:style-name="P7">Factory for a set of content objects</text:p>
              </text:list-item>
            </text:list>
          </draw:text-box>
        </draw:frame>
        <draw:frame presentation:style-name="pr3" draw:text-style-name="P5" draw:layer="layout" svg:width="19.583cm" svg:height="4.386cm" svg:x="3.849cm" svg:y="10.642cm" presentation:class="title" presentation:user-transformed="true">
          <draw:text-box>
            <text:p text:style-name="P6">Core Interfaces</text:p>
          </draw:text-box>
        </draw:frame>
        <draw:frame presentation:style-name="pr5" draw:text-style-name="P7" draw:layer="layout" svg:width="19.497cm" svg:height="2.213cm" svg:x="3.761cm" svg:y="13.496cm" presentation:class="outline" presentation:user-transformed="true">
          <draw:text-box>
            <text:list text:style-name="L3">
              <text:list-item>
                <text:p text:style-name="P7">XContentProvider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2" draw:text-style-name="P14" draw:layer="layout" svg:width="15.02cm" svg:height="10.629cm" svg:x="3.292cm" svg:y="13.299cm" presentation:class="notes">
            <draw:text-box>
              <text:list text:style-name="L2">
                <text:list-item>
                  <text:p text:style-name="P8"><text:span text:style-name="T4">Factory for a special set of content objects ( i.e. IMAP-UCP provides IMAP-Accounts, IMAP-Folders and IMAP-Messages )</text:span></text:p>
                </text:list-item>
              </text:list>
              <text:list text:style-name="L2">
                <text:list-item>
                  <text:p text:style-name="P5"><text:span text:style-name="T4"/></text:p>
                </text:list-item>
              </text:list>
              <text:list text:style-name="L2">
                <text:list-item>
                  <text:p text:style-name="P5"><text:span text:style-name="T4"/></text:p>
                </text:list-item>
              </text:list>
              <text:list text:style-name="L2">
                <text:list-item>
                  <text:p text:style-name="P5"><text:span text:style-name="T4"/></text:p>
                </text:list-item>
              </text:list>
              <text:list text:style-name="L2">
                <text:list-item>
                  <text:p text:style-name="P5"><text:span text:style-name="T4"/></text:p>
                </text:list-item>
              </text:list>
              <text:list text:style-name="L2">
                <text:list-item>
                  <text:p text:style-name="P5"><text:span text:style-name="T4"/></text:p>
                </text:list-item>
              </text:list>
              <text:list text:style-name="L2">
                <text:list-item>
                  <text:p text:style-name="P5"><text:span text:style-name="T4"/></text:p>
                </text:list-item>
              </text:list>
              <text:list text:style-name="L2">
                <text:list-item>
                  <text:p text:style-name="P8"><text:span text:style-name="T4">XContentProvider ( creation of content objects )</text:span></text:p>
                </text:list-item>
              </text:list>
              <text:list text:style-name="L2">
                <text:list-item>
                  <text:p text:style-name="P5"><text:span text:style-name="T4"/></text:p>
                </text:list-item>
              </text:list>
            </draw:text-box>
          </draw:frame>
        </presentation:notes>
      </draw:page>
      <draw:page draw:name="page7" draw:style-name="dp1" draw:master-page-name="Presentation-color-v10">
        <office:forms form:automatic-focus="false" form:apply-design-mode="false"/>
        <draw:frame presentation:style-name="pr3" draw:text-style-name="P5" draw:layer="layout" svg:width="19.583cm" svg:height="4.386cm" svg:x="3.91cm" svg:y="2.918cm" presentation:class="title" presentation:user-transformed="true">
          <draw:text-box>
            <text:p text:style-name="P6">Content Broker</text:p>
          </draw:text-box>
        </draw:frame>
        <draw:frame presentation:style-name="pr4" draw:text-style-name="P7" draw:layer="layout" svg:width="19.497cm" svg:height="11.99cm" svg:x="3.854cm" svg:y="6.281cm" presentation:class="outline" presentation:user-transformed="true">
          <draw:text-box>
            <text:list text:style-name="L3">
              <text:list-item>
                <text:p text:style-name="P7">Manages a set of UCPs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Customizable : Every UCB instance can have its own configuration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Extendable : Support for 3</text:span><text:span text:style-name="T8">rd</text:span><text:span text:style-name="T7"> party UCPs</text:span></text:p>
                  </text:list-item>
                </text:list>
              </text:list-item>
            </text:list>
            <text:list text:style-name="L3">
              <text:list-item>
                <text:p text:style-name="P7">Factory for all contents provided by the registered UCP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2" draw:text-style-name="P14" draw:layer="layout" svg:width="15.02cm" svg:height="10.629cm" svg:x="3.292cm" svg:y="13.299cm" presentation:class="notes" presentation:user-transformed="true">
            <draw:text-box>
              <text:list text:style-name="L2">
                <text:list-item>
                  <text:p text:style-name="P8"><text:span text:style-name="T4">Manages a set of UCPs</text:span></text:p>
                </text:list-item>
              </text:list>
              <text:list text:style-name="L2">
                <text:list-item>
                  <text:p text:style-name="P9"><text:span text:style-name="T4"><text:tab/></text:span><text:span text:style-name="T4">- Each UCB instance may have its own configuration <text:s/>(set of registered UCPs). UCB client registers the UCPsneeded for its functionality <text:s/>only.</text:span></text:p>
                </text:list-item>
              </text:list>
              <text:list text:style-name="L2">
                <text:list-item>
                  <text:p text:style-name="P9"><text:span text:style-name="T4"><text:tab/></text:span><text:span text:style-name="T4">- New UCPs can be written by 3</text:span><text:span text:style-name="T9">rd</text:span><text:span text:style-name="T4"> party people and used by <text:s/>any <text:s/>UCB.</text:span></text:p>
                </text:list-item>
              </text:list>
              <text:list text:style-name="L2">
                <text:list-item>
                  <text:p text:style-name="P9"><text:span text:style-name="T4"><text:tab/></text:span><text:span text:style-name="T4">- Predefined UCPs can be replaced by 3</text:span><text:span text:style-name="T9">rd</text:span><text:span text:style-name="T4"> party UCPs or even removed completely ( No Web Browser functionality wanted? – Simply remove the HTTP-UCP )</text:span></text:p>
                </text:list-item>
              </text:list>
              <text:list text:style-name="L2">
                <text:list-item>
                  <text:p text:style-name="P8"><text:span text:style-name="T4">Factory for all contents provided by registered UCPs ( selection of matching UCP and delegation of requests ). Therfore the UCB client does not have to know the particular Provider responsible for a content.</text:span></text:p>
                </text:list-item>
              </text:list>
              <text:list text:style-name="L2">
                <text:list-item>
                  <text:p text:style-name="P9"><text:span text:style-name="T4"/></text:p>
                </text:list-item>
              </text:list>
            </draw:text-box>
          </draw:frame>
        </presentation:notes>
      </draw:page>
      <draw:page draw:name="page8" draw:style-name="dp1" draw:master-page-name="Presentation-color-v10">
        <office:forms form:automatic-focus="false" form:apply-design-mode="false"/>
        <draw:frame presentation:style-name="pr3" draw:text-style-name="P5" draw:layer="layout" svg:width="19.583cm" svg:height="4.386cm" svg:x="3.88cm" svg:y="2.765cm" presentation:class="title" presentation:user-transformed="true">
          <draw:text-box>
            <text:p text:style-name="P6">Core Interfaces ( UCB )</text:p>
          </draw:text-box>
        </draw:frame>
        <draw:frame presentation:style-name="pr4" draw:text-style-name="P7" draw:layer="layout" svg:width="19.497cm" svg:height="11.99cm" svg:x="3.855cm" svg:y="7.236cm" presentation:class="outline" presentation:user-transformed="true">
          <draw:text-box>
            <text:list text:style-name="L3">
              <text:list-item>
                <text:p text:style-name="P7">XContentProviderManager</text:p>
              </text:list-item>
            </text:list>
            <text:list text:style-name="L3">
              <text:list-item>
                <text:p text:style-name="P7">XContentProvider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2" draw:text-style-name="P14" draw:layer="layout" svg:width="15.02cm" svg:height="10.629cm" svg:x="3.292cm" svg:y="13.299cm" presentation:class="notes">
            <draw:text-box>
              <text:list text:style-name="L2">
                <text:list-item>
                  <text:p text:style-name="P8"><text:span text:style-name="T4">XContentProvider ( creation of content objects )</text:span></text:p>
                </text:list-item>
              </text:list>
              <text:list text:style-name="L2">
                <text:list-item>
                  <text:p text:style-name="P8"><text:span text:style-name="T4">XContentProviderManager ( register / remove / query UCPs )</text:span></text:p>
                </text:list-item>
              </text:list>
              <text:list text:style-name="L2">
                <text:list-item>
                  <text:p text:style-name="P5"><text:span text:style-name="T4"/></text:p>
                </text:list-item>
              </text:list>
            </draw:text-box>
          </draw:frame>
        </presentation:notes>
      </draw:page>
      <draw:page draw:name="page9" draw:style-name="dp1" draw:master-page-name="Presentation-color-v10">
        <office:forms form:automatic-focus="false" form:apply-design-mode="false"/>
        <draw:frame presentation:style-name="pr3" draw:text-style-name="P5" draw:layer="layout" svg:width="19.583cm" svg:height="4.386cm" svg:x="3.756cm" svg:y="2.735cm" presentation:class="title" presentation:user-transformed="true">
          <draw:text-box>
            <text:p text:style-name="P6">Remote Optimization</text:p>
          </draw:text-box>
        </draw:frame>
        <draw:frame presentation:style-name="pr4" draw:text-style-name="P7" draw:layer="layout" svg:width="19.497cm" svg:height="11.99cm" svg:x="3.827cm" svg:y="4.971cm" presentation:class="outline" presentation:user-transformed="true">
          <draw:text-box>
            <text:list text:style-name="L3">
              <text:list-item>
                <text:p text:style-name="P7">API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provides results with a minimum of required function cal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transports a minimum of data</text:span></text:p>
                  </text:list-item>
                </text:list>
              </text:list-item>
            </text:list>
            <text:list text:style-name="L3">
              <text:list-item>
                <text:p text:style-name="P7">Remote Access UCP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provides functionality of a remote UCB as a single local UC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Uses optimized communication protoc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2" draw:text-style-name="P14" draw:layer="layout" svg:width="15.02cm" svg:height="10.629cm" svg:x="3.292cm" svg:y="13.299cm" presentation:class="notes" presentation:user-transformed="true">
            <draw:text-box>
              <text:list text:style-name="L2">
                <text:list-item>
                  <text:p text:style-name="P8"><text:span text:style-name="T4">General API design goal: Get results with a minimum of function calls.</text:span></text:p>
                </text:list-item>
              </text:list>
              <text:list text:style-name="L2">
                <text:list-item>
                  <text:p text:style-name="P8"><text:span text:style-name="T4">Transport a minimum of data ( sequences vs interfaces )</text:span></text:p>
                </text:list-item>
              </text:list>
              <text:list text:style-name="L2">
                <text:list-item>
                  <text:p text:style-name="P8"><text:span text:style-name="T4">Special UCP, that provides functionality of (parts of) a UCB on a remote machine as a single UCP – Remote Access UCP ( RA-UCP ).</text:span></text:p>
                </text:list-item>
              </text:list>
              <text:list text:style-name="L2">
                <text:list-item>
                  <text:p text:style-name="P8"><text:span text:style-name="T4">RA-UCP is registered at a UCB of local machine</text:span></text:p>
                </text:list-item>
              </text:list>
              <text:list text:style-name="L2">
                <text:list-item>
                  <text:p text:style-name="P8"><text:span text:style-name="T4">RA-UCP communictes with remote UCB using a special, optimized protocol</text:span></text:p>
                </text:list-item>
              </text:list>
            </draw:text-box>
          </draw:frame>
        </presentation:notes>
      </draw:page>
      <draw:page draw:name="page10" draw:style-name="dp1" draw:master-page-name="Presentation-color-v10">
        <office:forms form:automatic-focus="false" form:apply-design-mode="false"/>
        <draw:frame presentation:style-name="pr6" draw:text-style-name="P5" draw:layer="layout" svg:width="19.583cm" svg:height="2.403cm" svg:x="3.879cm" svg:y="2.428cm" presentation:class="title" presentation:user-transformed="true">
          <draw:text-box>
            <text:p text:style-name="P6">UCB and OpenOffice</text:p>
          </draw:text-box>
        </draw:frame>
        <draw:frame presentation:style-name="pr4" draw:text-style-name="P7" draw:layer="layout" svg:width="19.497cm" svg:height="12.217cm" svg:x="3.792cm" svg:y="4.53cm" presentation:class="outline" presentation:user-transformed="true">
          <draw:text-box>
            <text:list text:style-name="L3">
              <text:list-item>
                <text:p text:style-name="P7">Almost all kind of data can be obtained from UCB</text:p>
              </text:list-item>
            </text:list>
            <text:list text:style-name="L3">
              <text:list-item>
                <text:p text:style-name="P7">UCPs for standard protocols: FILE,FTP,HTTP,IMAP4,SMTP,...</text:p>
              </text:list-item>
            </text:list>
            <text:list text:style-name="L3">
              <text:list-item>
                <text:p text:style-name="P7">Other UCPs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Hierarchy UCP ( Virtual folders and links 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Package UCP ( Zip File Content Access 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Remote Access UC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2" draw:text-style-name="P14" draw:layer="layout" svg:width="15.02cm" svg:height="10.629cm" svg:x="3.292cm" svg:y="13.299cm" presentation:class="notes">
            <draw:text-box>
              <text:list text:style-name="L4">
                <text:list-item>
                  <text:p text:style-name="P8"><text:span text:style-name="T4">Almost all kind of data used in OO can be obtained and manipiulated using UCB ( i.e., File open, save, move, copy, attributes ).</text:span></text:p>
                </text:list-item>
              </text:list>
              <text:list text:style-name="L4">
                <text:list-item>
                  <text:p text:style-name="P8"><text:span text:style-name="T4">UCPs for the standard protocols FILE,FTP,HTTP (including WebDAV extensions),POP3,IMAP,SMTP are available </text:span></text:p>
                </text:list-item>
              </text:list>
              <text:list text:style-name="L4">
                <text:list-item>
                  <text:p text:style-name="P8"><text:span text:style-name="T4">Additional UCPs:</text:span></text:p>
                </text:list-item>
              </text:list>
              <text:list text:style-name="L4">
                <text:list-item>
                  <text:p text:style-name="P8"><text:span text:style-name="T4">Hierarchy UCP for maintaining virtual hierarchies ( Folders and links in User's Explorer )</text:span></text:p>
                </text:list-item>
              </text:list>
              <text:list text:style-name="L4">
                <text:list-item>
                  <text:p text:style-name="P8"><text:span text:style-name="T4">Package UCP</text:span></text:p>
                </text:list-item>
              </text:list>
              <text:list text:style-name="L4">
                <text:list-item>
                  <text:p text:style-name="P8"><text:span text:style-name="T4">Remote Access UCP</text:span></text:p>
                </text:list-item>
              </text:list>
            </draw:text-box>
          </draw:frame>
        </presentation:notes>
      </draw:page>
      <draw:page draw:name="page11" draw:style-name="dp3" draw:master-page-name="Presentation-color-v10">
        <office:forms form:automatic-focus="false" form:apply-design-mode="false"/>
        <draw:rect draw:style-name="gr42" draw:layer="layout" svg:width="25.4cm" svg:height="19.05cm" svg:x="0cm" svg:y="0cm">
          <text:p text:style-name="P5"/>
        </draw:rect>
        <draw:frame draw:style-name="gr40" draw:text-style-name="P17" draw:layer="layout" svg:width="9.188cm" svg:height="1.347cm" svg:x="6.971cm" svg:y="5.336cm">
          <draw:text-box>
            <text:p text:style-name="P16"><text:span text:style-name="T10">KAI SOMMERFELD</text:span></text:p>
          </draw:text-box>
        </draw:frame>
        <draw:frame draw:style-name="gr40" draw:text-style-name="P18" draw:layer="layout" svg:width="8.206cm" svg:height="0.822cm" svg:x="7.364cm" svg:y="7.45cm">
          <draw:text-box>
            <text:p text:style-name="P5"><text:span text:style-name="T11">kai.sommerfeld@sun.com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7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0%" draw:end-intensity="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400000004077CDC8F9.png" xlink:type="simple" xlink:show="embed" xlink:actuate="onLoad"/>
    <draw:marker draw:name="Arrow" svg:viewBox="0 0 20 30" svg:d="m10 0-10 30h20"/>
    <draw:marker draw:name="Pfeil" svg:viewBox="0 0 250 250" svg:d="m125 0 125 250h-250z"/>
    <draw:stroke-dash draw:name="Dash_20_2" draw:display-name="Dash 2" draw:style="rect" draw:dots1="1" draw:dots1-length="0.02cm" draw:dots2="1" draw:dots2-length="0.02cm" draw:distance="0.02cm"/>
    <draw:stroke-dash draw:name="Fein_20_gepunktet" draw:display-name="Fein gepunktet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sentation-color-v10-title" style:family="presentation">
      <style:graphic-properties draw:stroke="none" draw:fill="none" draw:textarea-horizontal-align="left" draw:textarea-vertical-align="top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start"/>
      <style:text-properties fo:color="#ffff66" style:text-outline="false" style:text-line-through-style="none" fo:font-family="SunSans-Demi" style:font-pitch="variable" fo:font-size="50pt" fo:font-style="normal" fo:text-shadow="none" style:text-underline-style="none" fo:font-weight="normal"/>
    </style:style>
    <style:style style:name="Presentation-color-v10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Presentation-color-v10-background" style:family="presentation">
      <style:graphic-properties draw:stroke="none" draw:fill="none" draw:fill-image-width="2.54cm" draw:fill-image-height="2.54cm"/>
    </style:style>
    <style:style style:name="Presentation-color-v10-backgroundobjects" style:family="presentation">
      <style:graphic-properties draw:shadow="hidden" draw:shadow-offset-x="0.3cm" draw:shadow-offset-y="0.3cm" draw:shadow-color="#808080"/>
    </style:style>
    <style:style style:name="Presentation-color-v10-notes" style:family="presentation">
      <style:graphic-properties draw:stroke="none" draw:fill="none"/>
      <style:text-properties fo:color="#000000" style:text-outline="false" style:text-line-through-style="none" fo:font-family="SunSansCondensed-Regular" style:font-pitch="variable" fo:font-size="18pt" fo:font-style="normal" fo:text-shadow="none" style:text-underline-style="none" fo:font-weight="normal"/>
    </style:style>
    <style:style style:name="Presentation-color-v10-outline1" style:family="presentation">
      <style:graphic-properties draw:stroke="none" draw:fill="none">
        <text:list-style>
          <text:list-level-style-bullet text:level="1" text:bullet-char="•">
            <style:list-level-properties text:space-before="0.2cm" text:min-label-width="1.2cm"/>
            <style:text-properties fo:font-family="SunSans-Demi" style:font-style-name="Regular" style:font-family-generic="swiss" style:font-pitch="variable" fo:color="#ffff66" fo:font-size="100%"/>
          </text:list-level-style-bullet>
          <text:list-level-style-bullet text:level="2" text:bullet-char="–">
            <style:list-level-properties text:space-before="1cm" text:min-label-width="1.2cm"/>
            <style:text-properties fo:font-family="SunSans-Demi" style:font-style-name="Regular" style:font-family-generic="swiss" style:font-pitch="variable" fo:color="#ffff66" fo:font-size="75%"/>
          </text:list-level-style-bullet>
          <text:list-level-style-bullet text:level="3" text:bullet-char="–">
            <style:list-level-properties text:space-before="1.8cm" text:min-label-width="1.2cm"/>
            <style:text-properties fo:font-family="SunSans-Demi" style:font-style-name="Regular" style:font-family-generic="swiss" style:font-pitch="variable" fo:color="#ffff66" fo:font-size="75%"/>
          </text:list-level-style-bullet>
          <text:list-level-style-bullet text:level="4" text:bullet-char="•">
            <style:list-level-properties text:space-before="4.2cm" text:min-label-width="1.2cm"/>
            <style:text-properties fo:font-family="'Times New Roman'" style:font-style-name="Regular" style:font-family-generic="roman" style:font-pitch="variable" fo:color="#ffff66" fo:font-size="135%"/>
          </text:list-level-style-bullet>
          <text:list-level-style-bullet text:level="5" text:bullet-char="•">
            <style:list-level-properties text:space-before="5.4cm" text:min-label-width="1.2cm"/>
            <style:text-properties fo:font-family="'Times New Roman'" style:font-style-name="Regular" style:font-family-generic="roman" style:font-pitch="variable" fo:color="#ffff66" fo:font-size="135%"/>
          </text:list-level-style-bullet>
          <text:list-level-style-bullet text:level="6" text:bullet-char="•">
            <style:list-level-properties text:space-before="6.6cm" text:min-label-width="1.2cm"/>
            <style:text-properties fo:font-family="'Times New Roman'" style:font-style-name="Regular" style:font-family-generic="roman" style:font-pitch="variable" fo:color="#ffff66" fo:font-size="135%"/>
          </text:list-level-style-bullet>
          <text:list-level-style-bullet text:level="7" text:bullet-char="•">
            <style:list-level-properties text:space-before="7.8cm" text:min-label-width="1.2cm"/>
            <style:text-properties fo:font-family="'Times New Roman'" style:font-style-name="Regular" style:font-family-generic="roman" style:font-pitch="variable" fo:color="#ffff66" fo:font-size="135%"/>
          </text:list-level-style-bullet>
          <text:list-level-style-bullet text:level="8" text:bullet-char="•">
            <style:list-level-properties text:space-before="9cm" text:min-label-width="1.2cm"/>
            <style:text-properties fo:font-family="'Times New Roman'" style:font-style-name="Regular" style:font-family-generic="roman" style:font-pitch="variable" fo:color="#ffff66" fo:font-size="135%"/>
          </text:list-level-style-bullet>
          <text:list-level-style-bullet text:level="9" text:bullet-char="•">
            <style:list-level-properties text:space-before="10.2cm" text:min-label-width="1.2cm"/>
            <style:text-properties fo:font-family="'Times New Roman'" style:font-style-name="Regular" style:font-family-generic="roman" style:font-pitch="variable" fo:color="#ffff66" fo:font-size="135%"/>
          </text:list-level-style-bullet>
        </text:list-style>
      </style:graphic-properties>
      <style:paragraph-properties fo:margin-left="1.2cm" fo:margin-right="0cm" fo:margin-top="0cm" fo:margin-bottom="0.508cm" fo:text-align="start" text:enable-numbering="true" fo:text-indent="-0.9cm"/>
      <style:text-properties fo:color="#ffffff" style:text-outline="false" style:text-line-through-style="none" fo:font-family="SunSans-Demi" style:font-pitch="variable" fo:font-size="36pt" fo:font-style="normal" fo:text-shadow="none" style:text-underline-style="none" fo:font-weight="normal"/>
    </style:style>
    <style:style style:name="Presentation-color-v10-outline2" style:family="presentation" style:parent-style-name="Presentation-color-v10-outline1">
      <style:paragraph-properties fo:margin-left="2.4cm" fo:margin-right="0cm" fo:margin-top="0cm" fo:margin-bottom="0.406cm" text:enable-numbering="true" fo:text-indent="-0.8cm"/>
      <style:text-properties fo:color="#ffffff" fo:font-family="SunSans-Demi" style:font-pitch="variable" fo:font-size="28pt"/>
    </style:style>
    <style:style style:name="Presentation-color-v10-outline3" style:family="presentation" style:parent-style-name="Presentation-color-v10-outline2">
      <style:paragraph-properties fo:margin-left="3.6cm" fo:margin-right="0cm" fo:margin-top="0cm" fo:margin-bottom="0.305cm" text:enable-numbering="true" fo:text-indent="-0.6cm"/>
      <style:text-properties fo:color="#ffffff" fo:font-family="SunSans-Demi" style:font-pitch="variable" fo:font-size="24pt"/>
    </style:style>
    <style:style style:name="Presentation-color-v10-outline4" style:family="presentation" style:parent-style-name="Presentation-color-v10-outline3">
      <style:paragraph-properties fo:margin-left="4.8cm" fo:margin-right="0cm" fo:margin-top="0cm" fo:margin-bottom="0.2cm" fo:text-indent="-0.6cm"/>
      <style:text-properties fo:color="#ffffff" fo:font-family="SunSans-Demi" style:font-pitch="variable" fo:font-size="20pt"/>
    </style:style>
    <style:style style:name="Presentation-color-v10-outline5" style:family="presentation" style:parent-style-name="Presentation-color-v10-outline4">
      <style:paragraph-properties fo:margin-left="6cm" fo:margin-right="0cm" fo:margin-top="0cm" fo:margin-bottom="0.1cm" fo:text-indent="-0.6cm"/>
      <style:text-properties fo:color="#ffffff" fo:font-family="SunSans-Demi" style:font-pitch="variable" fo:font-size="20pt"/>
    </style:style>
    <style:style style:name="Presentation-color-v10-outline6" style:family="presentation" style:parent-style-name="Presentation-color-v10-outline5">
      <style:paragraph-properties fo:margin-left="7.2cm" fo:margin-right="0cm" fo:margin-top="0cm" fo:margin-bottom="0.1cm" fo:text-indent="-0.6cm"/>
      <style:text-properties fo:color="#ffffff" fo:font-family="SunSans-Demi" style:font-pitch="variable" fo:font-size="20pt"/>
    </style:style>
    <style:style style:name="Presentation-color-v10-outline7" style:family="presentation" style:parent-style-name="Presentation-color-v10-outline6">
      <style:paragraph-properties fo:margin-left="8.4cm" fo:margin-right="0cm" fo:margin-top="0cm" fo:margin-bottom="0.1cm" fo:text-indent="-0.6cm"/>
      <style:text-properties fo:color="#ffffff" fo:font-family="SunSans-Demi" style:font-pitch="variable" fo:font-size="20pt"/>
    </style:style>
    <style:style style:name="Presentation-color-v10-outline8" style:family="presentation" style:parent-style-name="Presentation-color-v10-outline7">
      <style:paragraph-properties fo:margin-left="9.6cm" fo:margin-right="0cm" fo:margin-top="0cm" fo:margin-bottom="0.1cm" fo:text-indent="-0.6cm"/>
      <style:text-properties fo:color="#ffffff" fo:font-family="SunSans-Demi" style:font-pitch="variable" fo:font-size="20pt"/>
    </style:style>
    <style:style style:name="Presentation-color-v10-outline9" style:family="presentation" style:parent-style-name="Presentation-color-v10-outline8">
      <style:paragraph-properties fo:margin-left="10.8cm" fo:margin-right="0cm" fo:margin-top="0cm" fo:margin-bottom="0.1cm" fo:text-indent="-0.6cm"/>
      <style:text-properties fo:color="#ffffff" fo:font-family="SunSans-Demi" style:font-pitch="variable"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image-width="2.54cm" draw:fill-image-height="2.54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fo:max-height="0cm" fo:min-height="0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Presentation-color-v10-backgroundobjects">
      <style:graphic-properties draw:fill="solid" draw:fill-color="#000080" draw:fill-image-width="1cm" draw:fill-image-height="1cm" draw:textarea-horizontal-align="center" draw:textarea-vertical-align="middle"/>
    </style:style>
    <style:style style:name="pr2" style:family="presentation" style:parent-style-name="Presentation-color-v10-notes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text-properties fo:color="#ffff00" fo:font-family="'Sunsans Demi'" style:font-pitch="variable"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color="#ffff00" fo:font-family="'Sunsans Demi'" style:font-pitch="variable" fo:font-size="1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4cm" svg:x="2.19cm" svg:y="2cm" draw:page-number="1"/>
      <draw:page-thumbnail draw:layer="backgroundobjects" svg:width="10.392cm" svg:height="7.794cm" svg:x="15.357cm" svg:y="2cm"/>
      <draw:page-thumbnail draw:layer="backgroundobjects" svg:width="10.392cm" svg:height="7.794cm" svg:x="2.19cm" svg:y="11.795cm"/>
      <draw:page-thumbnail draw:layer="backgroundobjects" svg:width="10.392cm" svg:height="7.794cm" svg:x="15.357cm" svg:y="11.795cm"/>
    </style:handout-master>
    <style:master-page style:name="Presentation-color-v10" style:page-layout-name="PM1" draw:style-name="dp1">
      <draw:rect presentation:style-name="pr1" draw:layer="backgroundobjects" svg:width="25.4cm" svg:height="19.05cm" svg:x="0cm" svg:y="0cm">
        <text:p text:style-name="P4"/>
      </draw:rect>
      <draw:frame draw:style-name="gr1" draw:text-style-name="P2" draw:layer="backgroundobjects" svg:width="19.114cm" svg:height="1.051cm" svg:x="3.857cm" svg:y="17.659cm">
        <draw:text-box>
          <text:p text:style-name="P1"><text:span text:style-name="T1">Universal Content Broker - Architecture and API</text:span><text:span text:style-name="T1"><text:tab/></text:span><text:span text:style-name="T1"><text:tab/></text:span><text:span text:style-name="T1"><text:tab/></text:span><text:span text:style-name="T1"> <text:s text:c="35"/></text:span><text:span text:style-name="T1"><text:page-number>1</text:page-number></text:span></text:p>
        </draw:text-box>
      </draw:frame>
      <draw:frame draw:style-name="gr2" draw:text-style-name="P3" draw:layer="backgroundobjects" svg:width="5.767cm" svg:height="1.878cm" svg:x="0.223cm" svg:y="0.323cm">
        <draw:image xlink:href="Pictures/10000000000000DA0000004772B19013.gif" xlink:type="simple" xlink:show="embed" xlink:actuate="onLoad">
          <text:p text:style-name="P4"/>
        </draw:image>
      </draw:frame>
      <draw:frame presentation:style-name="Presentation-color-v10-title" draw:layer="backgroundobjects" svg:width="22.859cm" svg:height="3.18cm" svg:x="1.27cm" svg:y="0.76cm" presentation:class="title" presentation:placeholder="true">
        <draw:text-box/>
      </draw:frame>
      <draw:frame presentation:style-name="Presentation-color-v10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esentation-color-v10-title" draw:layer="backgroundobjects" svg:width="12.767cm" svg:height="9.575cm" svg:x="4.411cm" svg:y="2.794cm" presentation:class="page"/>
        <draw:frame presentation:style-name="pr2" draw:text-style-name="P5" draw:layer="backgroundobjects" svg:width="15.02cm" svg:height="10.628cm" svg:x="3.292cm" svg:y="13.299cm" presentation:class="notes">
          <draw:text-box>
            <text:p text:style-name="P4">Click to edit the notes format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4$Build-9134</meta:generator>
    <meta:initial-creator> </meta:initial-creator>
    <meta:creation-date>2000-08-09T17:06:42</meta:creation-date>
    <dc:creator>Matthias Huetsch</dc:creator>
    <dc:date>2007-11-30T18:44:31</dc:date>
    <meta:printed-by>Kai Sommerfeld</meta:printed-by>
    <meta:print-date>2000-08-24T17:39:52</meta:print-date>
    <dc:language>en-US</dc:language>
    <meta:editing-cycles>54</meta:editing-cycles>
    <meta:editing-duration>PT4H4M15S</meta:editing-duration>
    <meta:user-defined meta:name="Info 0"/>
    <meta:user-defined meta:name="Info 1"/>
    <meta:user-defined meta:name="Info 2"/>
    <meta:user-defined meta:name="Info 3"/>
    <meta:document-statistic meta:object-count="99"/>
  </office:meta>
</office:document-meta>
</file>